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>
            <text:p>Tester</text:p>
          </table:table-cell>
          <table:table-cell table:style-name="ce101">
            <text:p>IE7</text:p>
          </table:table-cell>
          <table:table-cell table:style-name="ce101">
            <text:p>FireFox3.5</text:p>
          </table:table-cell>
          <table:table-cell table:style-name="ce101">
            <text:p>Comment/Bug</text:p>
          </table:table-cell>
          <table:table-cell table:style-name="ce101" table:number-columns-repeated="5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1.00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 table:number-columns-repeated="246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